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border-line-width="0.053cm 0.053cm 0.053cm" fo:padding-left="0.141cm" fo:padding-right="0.141cm" fo:padding-top="0.035cm" fo:padding-bottom="0.035cm" fo:border="4.51pt double #000000" style:shadow="none"/>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master-page-name="MP0">
      <style:paragraph-properties style:page-number="auto" fo:break-before="page"/>
    </style:style>
    <style:style style:name="P5" style:family="paragraph" style:parent-style-name="Standard" style:list-style-name="L1">
      <style:text-properties fo:font-weight="bold" style:font-weight-asian="bold" style:font-weight-complex="bold"/>
    </style:style>
    <style:style style:name="P6" style:family="paragraph" style:parent-style-name="Standard" style:list-style-name="L2">
      <style:text-properties fo:font-weight="bold" style:font-weight-asian="bold" style:font-weight-complex="bold"/>
    </style:style>
    <style:style style:name="T1" style:family="text">
      <style:text-properties fo:font-size="18pt" fo:font-weight="bold" style:font-size-asian="18pt" style:font-weight-asian="bold" style:font-size-complex="18pt" style:font-weight-complex="bold"/>
    </style:style>
    <style:style style:name="T2"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 style:family="text">
      <style:text-properties fo:font-weight="bold" style:font-weight-asian="bold" style:font-weight-complex="bold"/>
    </style:style>
    <text:list-style style:name="L1">
      <text:list-level-style-bullet text:level="1" text:style-name="WW_5f_CharLFO1LVL1" text:bullet-char="">
        <style:list-level-properties text:space-before="0.635cm" text:min-label-width="0.635cm"/>
        <style:text-properties style:font-name="Wingdings"/>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741cm" text:min-label-width="0.635cm"/>
        <style:text-properties style:font-name="Wingdings"/>
      </text:list-level-style-bullet>
      <text:list-level-style-bullet text:level="2" text:style-name="WW_5f_CharLFO2LVL2" text:bullet-char="o">
        <style:list-level-properties text:space-before="2.011cm" text:min-label-width="0.635cm"/>
        <style:text-properties style:font-name="Courier New"/>
      </text:list-level-style-bullet>
      <text:list-level-style-bullet text:level="3" text:style-name="WW_5f_CharLFO2LVL3" text:bullet-char="">
        <style:list-level-properties text:space-before="3.281cm" text:min-label-width="0.635cm"/>
        <style:text-properties style:font-name="Wingdings"/>
      </text:list-level-style-bullet>
      <text:list-level-style-bullet text:level="4" text:style-name="WW_5f_CharLFO2LVL4" text:bullet-char="">
        <style:list-level-properties text:space-before="4.551cm" text:min-label-width="0.635cm"/>
        <style:text-properties style:font-name="Symbol"/>
      </text:list-level-style-bullet>
      <text:list-level-style-bullet text:level="5" text:style-name="WW_5f_CharLFO2LVL5" text:bullet-char="o">
        <style:list-level-properties text:space-before="5.821cm" text:min-label-width="0.635cm"/>
        <style:text-properties style:font-name="Courier New"/>
      </text:list-level-style-bullet>
      <text:list-level-style-bullet text:level="6" text:style-name="WW_5f_CharLFO2LVL6" text:bullet-char="">
        <style:list-level-properties text:space-before="7.091cm" text:min-label-width="0.635cm"/>
        <style:text-properties style:font-name="Wingdings"/>
      </text:list-level-style-bullet>
      <text:list-level-style-bullet text:level="7" text:style-name="WW_5f_CharLFO2LVL7" text:bullet-char="">
        <style:list-level-properties text:space-before="8.361cm" text:min-label-width="0.635cm"/>
        <style:text-properties style:font-name="Symbol"/>
      </text:list-level-style-bullet>
      <text:list-level-style-bullet text:level="8" text:style-name="WW_5f_CharLFO2LVL8" text:bullet-char="o">
        <style:list-level-properties text:space-before="9.631cm" text:min-label-width="0.635cm"/>
        <style:text-properties style:font-name="Courier New"/>
      </text:list-level-style-bullet>
      <text:list-level-style-bullet text:level="9" text:style-name="WW_5f_CharLFO2LVL9" text:bullet-char="">
        <style:list-level-properties text:space-before="10.90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tandard"/>
      <text:p text:style-name="P1"><text:s text:c="10"/><text:span text:style-name="Police_20_par_20_défaut"><text:span text:style-name="T1"><text:s/>STATUTS DE L'ASSOCIATION <text:s/>«BANA <text:s/>DOL»</text:span></text:span></text:p>
      <text:p text:style-name="P2"/>
      <text:p text:style-name="Standard"><text:span text:style-name="Police_20_par_20_défaut"><text:span text:style-name="T2">Préambule</text:span></text:span><text:span text:style-name="Police_20_par_20_défaut"><text:span text:style-name="T3">:</text:span></text:span></text:p>
      <text:p text:style-name="Standard"/>
      <text:p text:style-name="P3">Entre les membres (adhérents) aux statuts et règlement intérieur, est fondée une association à but non lucratif régie par loi du 01 juillet 1901, décret du 16 août 1901, une association dénommée BANA <text:s/>DOL</text:p>
      <text:p text:style-name="P3"/>
      <text:p text:style-name="P3"/>
      <text:p text:style-name="Standard"><text:span text:style-name="Police_20_par_20_défaut"><text:span text:style-name="T3"><text:s/>-</text:span></text:span><text:span text:style-name="Police_20_par_20_défaut"><text:span text:style-name="T2">ARTICLE 1</text:span></text:span><text:span text:style-name="Police_20_par_20_défaut"><text:span text:style-name="T3">: <text:s text:c="4"/>OBJET(S)</text:span></text:span></text:p>
      <text:p text:style-name="P3"/>
      <text:p text:style-name="P3">L'association a pour objet: l’Entraide, l'Assistance, la Solidarité, et la mise en place de toutes activités à caractère socio-culturel et éducatif</text:p>
      <text:p text:style-name="P3"/>
      <text:p text:style-name="P3"/>
      <text:p text:style-name="Standard"><text:span text:style-name="Police_20_par_20_défaut"><text:span text:style-name="T3">-</text:span></text:span><text:span text:style-name="Police_20_par_20_défaut"><text:span text:style-name="T2">ARTICLE 2</text:span></text:span><text:span text:style-name="Police_20_par_20_défaut"><text:span text:style-name="T3">: <text:s text:c="2"/>SIEGE</text:span></text:span></text:p>
      <text:p text:style-name="Standard"/>
      <text:p text:style-name="P3">L'association a pour siège:</text:p>
      <text:p text:style-name="P3"><text:s text:c="11"/>7 avenue Charles Lecoq</text:p>
      <text:p text:style-name="P3"><text:s text:c="14"/>92700 COLOMBES</text:p>
      <text:p text:style-name="P3"><text:s text:c="5"/>Chez Monsieur Rodrigue MFOUTOU</text:p>
      <text:p text:style-name="P3"/>
      <text:p text:style-name="P3">Après déclaration, l'association est susceptible de <text:s/>solliciter un transfert de son siège à La maison des associations.</text:p>
      <text:p text:style-name="P3"/>
      <text:p text:style-name="P3"/>
      <text:p text:style-name="Standard"><text:span text:style-name="Police_20_par_20_défaut"><text:span text:style-name="T3">-</text:span></text:span><text:span text:style-name="Police_20_par_20_défaut"><text:span text:style-name="T2">ARTICLE 3</text:span></text:span><text:span text:style-name="Police_20_par_20_défaut"><text:span text:style-name="T3">: ADHESION</text:span></text:span></text:p>
      <text:p text:style-name="P3"/>
      <text:p text:style-name="P3">Toute <text:s/>personne majeure ayant souscrit aux statuts devient membre de l'association une fois acquitté des frais d'adhésion de 100 € (cent euros) et <text:s/>de ses cotisations statutaires annuelles de 240€ (deux cent quarante euros).</text:p>
      <text:p text:style-name="P3"/>
      <text:p text:style-name="Standard"><text:span text:style-name="Police_20_par_20_défaut"><text:span text:style-name="T2">-ARTICLE 4</text:span></text:span><text:span text:style-name="Police_20_par_20_défaut"><text:span text:style-name="T3">: MEMBRE</text:span></text:span></text:p>
      <text:p text:style-name="Standard"/>
      <text:p text:style-name="P3">Il est reconnu au sein de l'association les membres actifs, les membres d'honneur et les sympathisants.</text:p>
      <text:list xml:id="list2530502957" text:style-name="L1">
        <text:list-item>
          <text:p text:style-name="P5">Membre actif: Est membre actif, tout adhérent à jour de ses cotisations statutaires et participant aux activités de l'association.</text:p>
        </text:list-item>
        <text:list-item>
          <text:p text:style-name="P5">Membre d'honneur: Devient membre d'honneur toute personne ayant accompli des actions au sein de l'association, il est dispensé des cotisations statutaires</text:p>
        </text:list-item>
        <text:list-item>
          <text:p text:style-name="P5">Sympathisant: Toute personne portant un réel intérêt aux activités de l'association et pouvant y participer financièrement et/ou matériellement.</text:p>
        </text:list-item>
      </text:list>
      <text:p text:style-name="P3">La qualité de membre se perd par:</text:p>
      <text:p text:style-name="P3">-la démission</text:p>
      <text:p text:style-name="P3">-le décès</text:p>
      <text:p text:style-name="P3">-la radiation prononcée pour non-paiement des cotisations statutaires, absence à plus de trois(3) réunions non justifiée, et motif grave.</text:p>
      <text:p text:style-name="P3">Le membre concerné est préalablement appelé à être entendu par le bureau.</text:p>
      <text:p text:style-name="P3"><text:soft-page-break/>-non-respect du règlement intérieur</text:p>
      <text:p text:style-name="P3">-la dissolution de l'association.</text:p>
      <text:p text:style-name="P3"/>
      <text:p text:style-name="Standard"><text:span text:style-name="Police_20_par_20_défaut"><text:span text:style-name="T3">-</text:span></text:span><text:span text:style-name="Police_20_par_20_défaut"><text:span text:style-name="T2">ARTICLE 5</text:span></text:span><text:span text:style-name="Police_20_par_20_défaut"><text:span text:style-name="T3">: BUREAU</text:span></text:span></text:p>
      <text:p text:style-name="P3">Il est élu un bureau de 7(sept) membres bénévoles pour un mandat de DEUX(2) ans renouvelable une fois en Assemblée Générale.</text:p>
      <text:p text:style-name="P3"/>
      <text:p text:style-name="P3"><text:s text:c="10"/>*Composition du bureau:</text:p>
      <text:p text:style-name="P3"/>
      <text:list xml:id="list2624698000" text:style-name="L2">
        <text:list-item>
          <text:p text:style-name="P6">Président</text:p>
        </text:list-item>
        <text:list-item>
          <text:p text:style-name="P6">Vice-Président</text:p>
        </text:list-item>
        <text:list-item>
          <text:p text:style-name="P6">Trésorier</text:p>
        </text:list-item>
        <text:list-item>
          <text:p text:style-name="P6">Secrétaire Général</text:p>
        </text:list-item>
        <text:list-item>
          <text:p text:style-name="P6">Secrétaire chargé à la Communication</text:p>
        </text:list-item>
        <text:list-item>
          <text:p text:style-name="P6">Commissaire aux comptes et vérification</text:p>
        </text:list-item>
        <text:list-item>
          <text:p text:style-name="P6">Commission projet et réalisation</text:p>
        </text:list-item>
      </text:list>
      <text:p text:style-name="P3"/>
      <text:p text:style-name="P3">Le bureau prévoit le remplacement provisoire d'un membre en cas de vacance de poste.</text:p>
      <text:p text:style-name="P3">L'assemblée générale extraordinaire est la seule habilité à remplacer définitivement le membre sur convocation du bureau.</text:p>
      <text:p text:style-name="P3"/>
      <text:p text:style-name="P3"><text:s text:c="12"/>*Secrétaire chargé du Contrôle et Vérification:</text:p>
      <text:p text:style-name="P3"/>
      <text:p text:style-name="P3">L'assemblée générale élit pour un mandat de deux(2) ans un secrétaire chargé du contrôle et vérification des comptes de l'association. Il est susceptible de participer aux réunions du bureau et sa voix est <text:s/>délibérative.</text:p>
      <text:p text:style-name="P3"/>
      <text:p text:style-name="P3"><text:s text:c="14"/>*Fonctionnement du bureau:</text:p>
      <text:p text:style-name="P3"/>
      <text:p text:style-name="P3">Sur convocation du Président ou à la demande du tiers de ses membres, le bureau se réunit autant de fois qu'il semblera nécessaire sinon tous les deux mois.</text:p>
      <text:p text:style-name="P3">Ces réunions ont pour but de préparer celles de l'Association et l'Assemblée générale.</text:p>
      <text:p text:style-name="P3">Les décisions sont prises à la majorité simple, En cas d'égalité la vois du président est prépondérante.</text:p>
      <text:p text:style-name="P3"/>
      <text:p text:style-name="Standard"><text:span text:style-name="Police_20_par_20_défaut"><text:span text:style-name="T3">-</text:span></text:span><text:span text:style-name="Police_20_par_20_défaut"><text:span text:style-name="T2">ARTICLE 6</text:span></text:span><text:span text:style-name="Police_20_par_20_défaut"><text:span text:style-name="T3">: ASSEMBLEE GENERALE</text:span></text:span></text:p>
      <text:p text:style-name="Standard"/>
      <text:p text:style-name="P3">L'assemblée <text:s text:c="2"/>générale se réunit sur demande du président ou à la demande du tiers des membres du bureau.</text:p>
      <text:p text:style-name="P3">En cas de partage des voix, celle du président est prépondérante.</text:p>
      <text:p text:style-name="P3">Il est rédigé un procès-verbal signé par le président et le secrétaire général à chaque séance et qui sera conservé au siège de l'association, la version électronique étant envoyée aux membres et restera consultable sur le site web de l'association.</text:p>
      <text:p text:style-name="P3">L'assemblée générale comprend toutes les catégories de membres. Tous les membres à jour de leurs cotisations statutaires sont tenus de participer avec voix délibérative.</text:p>
      <text:p text:style-name="P3">L'ordre du jour rédigé par le bureau est envoyé quinze(15) jours avant par courriel.</text:p>
      <text:p text:style-name="P3">Elle entend les rapports sur la gestion du bureau, la situation financière et morale de l'association, Elle approuve les comptes de l'exercice clos, vote le budget de l'exercice suivant, délibère sur les questions inscrites à l'ordre du jour et prévoit, s'il y a lieu, au renouvellement du bureau.</text:p>
      <text:p text:style-name="P3"/>
      <text:p text:style-name="Standard"><text:span text:style-name="Police_20_par_20_défaut"><text:span text:style-name="T3">-</text:span></text:span><text:span text:style-name="Police_20_par_20_défaut"><text:span text:style-name="T2">ARTICLE 7</text:span></text:span><text:span text:style-name="Police_20_par_20_défaut"><text:span text:style-name="T3">: ASSEMBLEE GENERALE EXTRA-ORDINAIRE</text:span></text:span></text:p>
      <text:p text:style-name="P3"><text:soft-page-break/>En cas de besoin ou sur demande de la moitié des membres inscrits, le président peut convoquer une assemblée générale extraordinaire selon les modalités de l'Article 6.</text:p>
      <text:p text:style-name="P3"/>
      <text:p text:style-name="P3"/>
      <text:p text:style-name="P3"/>
      <text:p text:style-name="Standard"><text:span text:style-name="Police_20_par_20_défaut"><text:span text:style-name="T3">-</text:span></text:span><text:span text:style-name="Police_20_par_20_défaut"><text:span text:style-name="T2">ARTICLE 8</text:span></text:span><text:span text:style-name="Police_20_par_20_défaut"><text:span text:style-name="T3">: REGLEMENT INTERIEUR</text:span></text:span></text:p>
      <text:p text:style-name="Standard"/>
      <text:p text:style-name="P3">Un règlement intérieur est établi par le bureau qui fait approuver par l'Assemblée générale. Il fixe les divers points non prévus par les statuts notamment le fonctionnement interne de l'association.</text:p>
      <text:p text:style-name="P3"/>
      <text:p text:style-name="Standard"><text:span text:style-name="Police_20_par_20_défaut"><text:span text:style-name="T3">-</text:span></text:span><text:span text:style-name="Police_20_par_20_défaut"><text:span text:style-name="T2">ARTICLE 9</text:span></text:span><text:span text:style-name="Police_20_par_20_défaut"><text:span text:style-name="T3">: MODOFICATION DES STATTUS ET DISSOLUTION</text:span></text:span></text:p>
      <text:p text:style-name="P3"/>
      <text:p text:style-name="P3">Les statuts de l'association peuvent être modifiés par l'Assemblée générale sur proposition du bureau. Les propositions de modification doivent être inscrites à l'ordre du jour de la prochaine assemblée.</text:p>
      <text:p text:style-name="P3">L'assemblée peut valablement délibérer quel que soit le nombre de membres présents ou représentés. La modification n'est valable qu'avec l'approbation d'une majorité des deux tiers à condition que les votants soient à jour de leurs cotisations.</text:p>
      <text:p text:style-name="P3"/>
      <text:p text:style-name="P3"/>
      <text:p text:style-name="P3">L'assemblée générale, appelée à se prononcer sur la dissolution et convoquée à cet effet doit comprendre au moins la moitié plus un des membres en exercice. La dissolution ne peut être votée qu'à la majorité des deux tiers des membres présents ou représentés.</text:p>
      <text:p text:style-name="P3">En cas de dissolution, l'assemblée générale désigne un ou plusieurs commissaires chargés de la liquidation des biens de l'association .Elle assure soit le partage de l'actif net entre les membres <text:s/>à jour de leurs cotisations, soit le <text:s/>reverser à une association communale, national ou international poursuivant le même but.</text:p>
      <text:p text:style-name="P3">Les délibérations de l'assemblée générale sont adressées sous huitaine aux autorités compétentes.</text:p>
      <text:p text:style-name="P3"/>
      <text:p text:style-name="P3"/>
      <text:p text:style-name="P3"/>
      <text:p text:style-name="P3">Le président ou son mandataire remplit les formalités de déclaration et de publication.</text:p>
      <text:p text:style-name="P3">Les présents statuts entrent en vigueur après l'adoption par l'assemblée générale constitutive</text:p>
      <text:p text:style-name="P3"/>
      <text:p text:style-name="P3"/>
      <text:p text:style-name="P3"/>
      <text:p text:style-name="P3"><text:s text:c="7"/>Fait à Colombes le 20 Février 2016</text:p>
      <text:p text:style-name="P3"/>
      <text:p text:style-name="P3"/>
      <text:p text:style-name="P3"/>
      <text:p text:style-name="P3"/>
      <text:p text:style-name="P3"/>
      <text:p text:style-name="P3"><text:s text:c="13"/>Le Président <text:s text:c="23"/>La trésorière <text:s text:c="10"/>Secrétaire <text:s/>général <text:s text:c="79"/></text:p>
      <text:p text:style-name="P3"/>
      <text:p text:style-name="P3"><text:s text:c="47"/></text:p>
      <text:p text:style-name="P3">Bienvenu Ghislain AMONGO <text:s text:c="9"/>Jacqueline HABIB <text:s text:c="14"/>Jean Hermann BOUMBOU</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size-complex="7pt"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size-complex="7pt"/>
    </style:style>
    <style:style style:name="En-tête_20_Car" style:display-name="En-tête Car" style:family="text" style:parent-style-name="Police_20_par_20_défaut">
      <style:text-properties style:font-size-complex="10.5pt"/>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Footer"><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Windows_X86_64 LibreOffice_project/8f48d515416608e3a835360314dac7e47fd0b821</meta:generator>
    <meta:initial-creator>AMONGO_NGOUA Bienvenu</meta:initial-creator>
    <dc:creator>AMONGO_NGOUA Bienvenu</dc:creator>
    <meta:creation-date>2015-11-10T10:24:00Z</meta:creation-date>
    <dc:date>2018-11-29T21:50:00Z</dc:date>
    <meta:print-date>2016-02-20T11:40:00Z</meta:print-date>
    <meta:editing-cycles>10</meta:editing-cycles>
    <meta:editing-duration>PT18780S</meta:editing-duration>
    <meta:document-statistic meta:table-count="0" meta:image-count="0" meta:object-count="0" meta:page-count="3" meta:paragraph-count="67" meta:word-count="897" meta:character-count="6180" meta:non-whitespace-character-count="5060"/>
    <meta:template xlink:type="simple" xlink:actuate="onRequest" xlink:title="" xlink:href="file:///C:/Users/stagiaire/Downloads/statut%20bana%20dol.odt/Normal"/>
  </office:meta>
</office:document-meta>
</file>